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Heading">
      <style:paragraph-properties fo:text-align="center" style:justify-single-word="false"/>
      <style:text-properties fo:font-size="80pt" fo:font-weight="bold" style:font-size-asian="80pt" style:font-weight-asian="bold" style:font-size-complex="80pt" style:font-weight-complex="bold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Heading_20_2" style:list-style-name="">
      <style:paragraph-properties fo:text-align="center" style:justify-single-word="false"/>
    </style:style>
    <style:style style:name="P7" style:family="paragraph" style:parent-style-name="Text_20_body" style:list-style-name="">
      <style:paragraph-properties fo:text-align="center" style:justify-single-word="false"/>
    </style:style>
    <style:style style:name="P8" style:family="paragraph" style:parent-style-name="Text_20_body" style:list-style-name="">
      <style:paragraph-properties fo:text-align="justify" style:justify-single-word="false"/>
    </style:style>
    <style:style style:name="P9" style:family="paragraph" style:parent-style-name="Heading_20_1">
      <style:paragraph-properties fo:text-align="center" style:justify-single-word="false"/>
      <style:text-properties fo:font-size="80pt" style:font-size-asian="80pt" style:font-size-complex="80pt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Heading_20_3">
      <style:paragraph-properties fo:text-align="center" style:justify-single-word="false"/>
    </style:style>
    <style:style style:name="T1" style:family="text">
      <style:text-properties fo:font-variant="normal" fo:text-transform="none" style:use-window-font-color="true" style:text-line-through-style="none" style:font-name="Times New Roman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use-window-font-color="true" style:font-name="Times New Roman" fo:font-weight="normal" style:font-weight-asian="normal" style:font-weight-complex="normal"/>
    </style:style>
    <style:style style:name="T4" style:family="text"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/>
      <text:p text:style-name="P3">TP1</text:p>
      <text:p text:style-name="P3">IAN</text:p>
      <text:h text:style-name="P10" text:outline-level="1"/>
      <text:h text:style-name="P10" text:outline-level="1"/>
      <text:h text:style-name="P10" text:outline-level="1">Classification et <text:s/>évaluation </text:h>
      <text:h text:style-name="P9" text:outline-level="1"/>
      <text:p text:style-name="P2"/>
      <text:h text:style-name="Heading_20_2" text:outline-level="2">Contact</text:h>
      <text:p text:style-name="Text_20_body"><text:tab/>Si il y a des erreurs, des remarques, des ajouts à faire, etc.</text:p>
      <text:p text:style-name="Text_20_body">Veuillez m'en faire part à cette adresse :</text:p>
      <text:p text:style-name="Text_20_body">wedg@hotmail.f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 fo:background-color="transparent" style:shadow="none">
        <style:tab-stops/>
        <style:background-image/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" style:font-size-asian="10pt" style:font-name-complex="Lohit Hindi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llustration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ize="10pt" style:font-size-asian="10pt" style:font-size-complex="10pt"/>
    </style:style>
    <style:style style:name="MT2" style:family="text"/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Veysseire Daniel TP1 IAN Université Paul Sabatier </text:span><text:a xlink:type="simple" xlink:href="http://moodle.univ-tlse3.fr/mod/folder/view.php?id=37271">http://moodle.univ-tlse3.fr/mod/folder/view.php?id=37271</text:a></text:p>
      </style:header>
      <style:footer>
        <text:p text:style-name="MP1"><text:page-number text:select-page="current">2</text:page-number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Veysseire</meta:initial-creator>
    <meta:creation-date>2014-01-22T16:11:01</meta:creation-date>
    <dc:date>2014-03-26T01:08:21</dc:date>
    <dc:creator>JackDanny </dc:creator>
    <meta:editing-duration>P1DT13H46M35S</meta:editing-duration>
    <meta:editing-cycles>251</meta:editing-cycles>
    <meta:generator>LibreOffice/3.5$Linux_x86 LibreOffice_project/350m1$Build-2</meta:generator>
    <meta:document-statistic meta:table-count="0" meta:image-count="0" meta:object-count="0" meta:page-count="2" meta:paragraph-count="9" meta:word-count="37" meta:character-count="270" meta:non-whitespace-character-count="239"/>
  </office:meta>
</office:document-meta>
</file>